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esNothing.doesNoth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esNothing.DoesNoth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esNothing.answer( InvocationOnMock inv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esNothing.validateFor( InvocationOnMock invoc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